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3_3a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Bernard Drachma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5653</text:p>
      <text:p text:style-name="P5">Date (derived from Gregorian calendar)<text:tab/>September 29, 1893</text:p>
      <text:p text:style-name="P5">Month<text:tab/><text:tab/><text:tab/><text:tab/><text:tab/><text:tab/>September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New York, Sept 29[/ inserted by author]5653/</text:p>
      <text:p text:style-name="P2">Rev. Dr. S. Morais!/</text:p>
      <text:p text:style-name="P2"><text:tab/>President of the Faculty of the/ Jewish Theological Seminary!/</text:p>
      <text:p text:style-name="P2"><text:tab/>Honored Sir!/</text:p>
      <text:p text:style-name="P2"><text:tab/><text:tab/>I hereby certify/ that Mr J. Ben Baruch has requested/ me to examine him as to his Hebrew/ attainments and that I have done/ so and found him quite proficient./ <text:s/>His English is rather weak and his/ knowledge of grammar and history a/ little rusty but his knowledge of/ the Hebrew language and his ability/</text:p>
      <text:p text:style-name="P2"/>
      <text:p text:style-name="P2">[Page 2]</text:p>
      <text:p text:style-name="P2">to translate Biblical and Talmudic/ passages are good and I believe/ that with a little effort he could/ easily overcome his deficiencies./ <text:s/>He is well acquainted with the Portuguese/ Hazamuth and can pronounce in accord-/ance with both the Portuguese and/ German methods./</text:p>
      <text:p text:style-name="P2"><text:soft-page-break/>I have recommended him to apply/ to you to be examined as he desires/ to be a candidate for the position/ of teacher to the Preparatory class/ which, I understand, is soon to be/ created./</text:p>
      <text:p text:style-name="P2">I remain, with highest regards/ Very sincerely yours/ Bernard Drachman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5T12:41:32.35</meta:creation-date>
    <meta:document-statistic meta:table-count="0" meta:image-count="0" meta:object-count="0" meta:page-count="3" meta:paragraph-count="70" meta:word-count="334" meta:character-count="2269"/>
    <dc:date>2011-12-15T12:46:20.59</dc:date>
    <dc:creator>Penn Libraries</dc:creator>
    <meta:editing-duration>PT00H04M48S</meta:editing-duration>
    <meta:editing-cycles>1</meta:editing-cycles>
    <meta:generator>OpenOffice.org/3.2$Win32 OpenOffice.org_project/320m12$Build-9483</meta:generator>
  </office:meta>
</office:document-meta>
</file>